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2.08cm" fo:break-before="auto" style:use-optimal-row-height="true"/>
    </style:style>
    <style:style style:name="ro10" style:family="table-row">
      <style:table-row-properties style:row-height="1.86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3.10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184cm" fo:break-before="auto" style:use-optimal-row-height="true"/>
    </style:style>
    <style:style style:name="ro17" style:family="table-row">
      <style:table-row-properties style:row-height="0.877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3.685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3.08cm" fo:break-before="auto" style:use-optimal-row-height="true"/>
    </style:style>
    <style:style style:name="ro22" style:family="table-row">
      <style:table-row-properties style:row-height="4.316cm" fo:break-before="auto" style:use-optimal-row-height="true"/>
    </style:style>
    <style:style style:name="ro23" style:family="table-row">
      <style:table-row-properties style:row-height="1.605cm" fo:break-before="auto" style:use-optimal-row-height="true"/>
    </style:style>
    <style:style style:name="ro24" style:family="table-row">
      <style:table-row-properties style:row-height="4.106cm" fo:break-before="auto" style:use-optimal-row-height="true"/>
    </style:style>
    <style:style style:name="ro25" style:family="table-row">
      <style:table-row-properties style:row-height="2.895cm" fo:break-before="auto" style:use-optimal-row-height="true"/>
    </style:style>
    <style:style style:name="ro26" style:family="table-row">
      <style:table-row-properties style:row-height="2.369cm" fo:break-before="auto" style:use-optimal-row-height="true"/>
    </style:style>
    <style:style style:name="ro27" style:family="table-row">
      <style:table-row-properties style:row-height="4.897cm" fo:break-before="auto" style:use-optimal-row-height="true"/>
    </style:style>
    <style:style style:name="ro28" style:family="table-row">
      <style:table-row-properties style:row-height="2.342cm" fo:break-before="auto" style:use-optimal-row-height="true"/>
    </style:style>
    <style:style style:name="ro29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4.79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Tahoma" style:font-size-asian="14pt" style:language-asian="ja" style:country-asian="JP" style:font-name-complex="Mangal" style:font-size-complex="14pt" style:language-complex="hi" style:country-complex="IN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T1" style:family="text">
      <style:text-properties style:font-name="Arial" fo:font-size="14pt" style:font-name-asian="Tahoma" style:font-size-asian="14pt" style:language-asian="ja" style:country-asian="JP" style:font-name-complex="Mangal" style:font-size-complex="14pt" style:language-complex="hi" style:country-complex="IN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0.95">
            <text:p>0829 <text:s/>10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0.95">
            <text:p>0829 <text:s/>101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0.95">
            <text:p>0829 <text:s/>10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0.96">
            <text:p>0829 <text:s/>101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0.96">
            <text:p>0829 <text:s/>10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0.97">
            <text:p>0829 <text:s/>101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0.97">
            <text:p>0829 <text:s/>101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0.97">
            <text:p>0829 <text:s/>101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0.98">
            <text:p>0829 <text:s/>101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0.98">
            <text:p>0829 <text:s/>101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3">
            <text:p>13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0.99">
            <text:p>0829 <text:s/>101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4">
            <text:p>14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">
            <text:p>0829 <text:s/>10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5">
            <text:p>15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">
            <text:p>0829 <text:s/>1013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">
            <text:p>0829 <text:s/>10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7">
            <text:p>17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1">
            <text:p>0829 <text:s/>10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1">
            <text:p>0829 <text:s/>10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9">
            <text:p>19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1">
            <text:p>0829 <text:s/>10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1">
            <text:p>0829 <text:s/>101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1">
            <text:p>21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1">
            <text:p>0829 <text:s/>10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2">
            <text:p>22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2">
            <text:p>0829 <text:s/>101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3">
            <text:p>23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2">
            <text:p>0829 <text:s/>10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2">
            <text:p>0829 <text:s/>10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2">
            <text:p>0829 <text:s/>10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2">
            <text:p>0829 <text:s/>101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7">
            <text:p>27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3">
            <text:p>0829 <text:s/>10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8">
            <text:p>28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3">
            <text:p>0829 <text:s/>10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9">
            <text:p>29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3">
            <text:p>0829 <text:s/>101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0">
            <text:p>30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3">
            <text:p>0829 <text:s/>10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3">
            <text:p>0829 <text:s/>1013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32">
            <text:p>32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4">
            <text:p>0829 <text:s/>10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4">
            <text:p>0829 <text:s/>10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4">
            <text:p>34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4">
            <text:p>0829 <text:s/>101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5">
            <text:p>35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5">
            <text:p>0829 <text:s/>10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6">
            <text:p>36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5">
            <text:p>0829 <text:s/>10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5">
            <text:p>0829 <text:s/>10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8">
            <text:p>38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5">
            <text:p>0829 <text:s/>10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9">
            <text:p>39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5">
            <text:p>0829 <text:s/>10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6">
            <text:p>0829 <text:s/>10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1">
            <text:p>41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6">
            <text:p>0829 <text:s/>101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2">
            <text:p>42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6">
            <text:p>0829 <text:s/>10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3">
            <text:p>43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7">
            <text:p>0829 <text:s/>10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4">
            <text:p>44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7">
            <text:p>0829 <text:s/>10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5">
            <text:p>45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7">
            <text:p>0829 <text:s/>10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6">
            <text:p>46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7">
            <text:p>0829 <text:s/>10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7">
            <text:p>0829 <text:s/>10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8">
            <text:p>48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8">
            <text:p>0829 <text:s/>101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9">
            <text:p>49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8">
            <text:p>0829 <text:s/>1013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0">
            <text:p>50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8">
            <text:p>0829 <text:s/>1013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1">
            <text:p>51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9">
            <text:p>0829 <text:s/>1013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2">
            <text:p>52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09">
            <text:p>0829 <text:s/>101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3">
            <text:p>53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1">
            <text:p>0829 <text:s/>101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4">
            <text:p>54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1">
            <text:p>0829 <text:s/>1013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5">
            <text:p>55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11">
            <text:p>0829 <text:s/>1013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6">
            <text:p>56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11">
            <text:p>0829 <text:s/>101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7">
            <text:p>57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12">
            <text:p>0829 <text:s/>1013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8">
            <text:p>58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12">
            <text:p>0829 <text:s/>101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13">
            <text:p>0829 <text:s/>1013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0">
            <text:p>60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13">
            <text:p>0829 <text:s/>10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1">
            <text:p>61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14">
            <text:p>0829 <text:s/>1013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62">
            <text:p>62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15">
            <text:p>0829 <text:s/>1013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63">
            <text:p>63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15">
            <text:p>0829 <text:s/>10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4">
            <text:p>64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16">
            <text:p>0829 <text:s/>10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5">
            <text:p>65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16">
            <text:p>0829 <text:s/>1013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66">
            <text:p>66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17">
            <text:p>0829 <text:s/>1013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7">
            <text:p>67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18">
            <text:p>0829 <text:s/>1013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8">
            <text:p>68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18">
            <text:p>0829 <text:s/>101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18">
            <text:p>0829 <text:s/>101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0">
            <text:p>70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18">
            <text:p>0829 <text:s/>1013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71">
            <text:p>71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19">
            <text:p>0829 <text:s/>10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2">
            <text:p>72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19">
            <text:p>0829 <text:s/>1013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3">
            <text:p>73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19">
            <text:p>0829 <text:s/>10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4">
            <text:p>74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">
            <text:p>0829 <text:s/>1013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75">
            <text:p>75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1">
            <text:p>0829 <text:s/>1013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1">
            <text:p>0829 <text:s/>1013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1">
            <text:p>0829 <text:s/>1013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1">
            <text:p>0829 <text:s/>1013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1">
            <text:p>0829 <text:s/>10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0">
            <text:p>80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2">
            <text:p>0829 <text:s/>10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1">
            <text:p>81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2">
            <text:p>0829 <text:s/>10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2">
            <text:p>0829 <text:s/>10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2">
            <text:p>0829 <text:s/>10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2">
            <text:p>0829 <text:s/>1013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85">
            <text:p>85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3">
            <text:p>0829 <text:s/>10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3">
            <text:p>0829 <text:s/>10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7">
            <text:p>87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3">
            <text:p>0829 <text:s/>101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8">
            <text:p>88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3">
            <text:p>0829 <text:s/>10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9">
            <text:p>89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3">
            <text:p>0829 <text:s/>101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0">
            <text:p>90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3">
            <text:p>0829 <text:s/>1013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91">
            <text:p>91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4">
            <text:p>0829 <text:s/>101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2">
            <text:p>92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4">
            <text:p>0829 <text:s/>101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3">
            <text:p>93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4">
            <text:p>0829 <text:s/>101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4">
            <text:p>0829 <text:s/>101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4">
            <text:p>0829 <text:s/>10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6">
            <text:p>96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5">
            <text:p>0829 <text:s/>10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7">
            <text:p>97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5">
            <text:p>0829 <text:s/>101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8">
            <text:p>98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5">
            <text:p>0829 <text:s/>10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99">
            <text:p>99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5">
            <text:p>0829 <text:s/>101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5">
            <text:p>0829 <text:s/>10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6">
            <text:p>0829 <text:s/>10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6">
            <text:p>0829 <text:s/>10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6">
            <text:p>0829 <text:s/>101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6">
            <text:p>0829 <text:s/>101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7">
            <text:p>0829 <text:s/>1013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7">
            <text:p>0829 <text:s/>10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7">
            <text:p>0829 <text:s/>10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7">
            <text:p>0829 <text:s/>10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7">
            <text:p>0829 <text:s/>101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7">
            <text:p>0829 <text:s/>101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8">
            <text:p>0829 <text:s/>10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8">
            <text:p>0829 <text:s/>10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3">
            <text:p>11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8">
            <text:p>0829 <text:s/>10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4">
            <text:p>11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8">
            <text:p>0829 <text:s/>10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5">
            <text:p>11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8">
            <text:p>0829 <text:s/>10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6">
            <text:p>11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8">
            <text:p>0829 <text:s/>10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7">
            <text:p>11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8">
            <text:p>0829 <text:s/>10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8">
            <text:p>11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8">
            <text:p>0829 <text:s/>10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9">
            <text:p>11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8">
            <text:p>0829 <text:s/>101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0">
            <text:p>12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9T10:13:41.28">
            <text:p>0829 <text:s/>1013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15])+1" office:value-type="float" office:value="113">
            <text:p>113</text:p>
          </table:table-cell>
          <table:table-cell table:style-name="ce7" table:formula="of:=NOW()" office:value-type="date" office:date-value="2021-08-29T10:13:41.28">
            <text:p>0829 <text:s/>1013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8-29T10:13:41.28">
            <text:p>2021/8/29 10:13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29T10:13:41.28">
            <text:p>0829 <text:s/>1013</text:p>
          </table:table-cell>
          <table:table-cell table:style-name="ce7" table:formula="of:=NOW()" office:value-type="date" office:date-value="2021-08-29T10:13:41.28">
            <text:p>0829 <text:s/>1013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8-29T10:13:41.28">
            <text:p>0829 <text:s/>101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2T10:02:52.09">
            <text:p>0822</text:p>
          </table:table-cell>
          <table:table-cell table:style-name="ce9" office:value-type="string">
            <text:p>kh-1-105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this / that / what? / who? / what is this? / what is that?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h-2-109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here / there / I go / I go there / you go / you go there</text:p>
          </table:table-cell>
          <table:covered-table-cell table:style-name="ce22" office:value-type="string">
            <text:p>here / there / I go / I go there / you go / you go there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잡고 내렸다. (2) 척추 마사지. &lt;2&gt; 크로도 오랜만에 마사지 때 입을 잘게 움직이고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공원의 상황 : 사람들이 불꽃놀이를 하고있다. &lt;2&gt; 가족 동반. 작은 아이들. &lt;3&gt; 먹이주기가 종료해, 자전거를 타고, 공원의 북쪽 도로를 달리고있으면, 큰 소리가 일으고 되돌아보면 발사 불꽃놀이가 하나 빛나고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erwszy sierpnia, trzeci tydzień, ósmy ty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, na dziurze piątego i szóstego. wargi, zwłaszcza warga dolna, może utrzymać[keep kształt dla dźwięku `kan`-u, łatwiej[easier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myśli na muzyce shino : (1) szybkie fragmenty. czuję zero interes. &lt;2&gt; melodia, fragment, z zaledwie[just kilkach nutach, to jest wystarczająco[enough piękna. &lt;3&gt; nie tylko estetycznie, ale także, fizjologicznie. &lt;4&gt; Po usłyszeniu tych dźwięków `kan`-u, moja głowa czuje lżejsza[lighter. &lt;5&gt; jakby został umyty[wash świeżą[fresh wodą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حاد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saturday, the twenty-first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يکم ماه مرداد، هفته سوم، ماه هشتم.</text:p>
          </table:table-cell>
          <table:table-cell table:style-name="ce23" office:value-type="string">
            <text:p>yekom[first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/>
          <table:table-cell table:style-name="ce3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رجل يضرم النار في المسجد الأقصى. / الاسم الرجل هو روهان.</text:p>
          </table:table-cell>
          <table:table-cell table:style-name="ce23" office:value-type="string">
            <text:p>radhulu[man / ad^rama[set <text:s/>/ al'naar[fire / masdhidi[mosque / al'ism[name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формула -х^3+х^2. углово'й коэффицие'нт э'того формулы, это -3х^2+2х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этот коэффициент становится нулю, где х равен две трети от один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3T10:15:08.06">
            <text:p>0823</text:p>
          </table:table-cell>
          <table:table-cell table:style-name="ce9" office:value-type="string">
            <text:p>v-1-24</text:p>
          </table:table-cell>
          <table:table-cell table:style-name="ce19" office:value-type="string">
            <text:p>chúng ta hôm nay có nhiều bê tông. / khi nào thì kết thúc? / đó là một ngày dài. / nó một chút nhiều hơn. / mất ba mươi phút nữa. / khoảng ba mươi phút. cần thiết.</text:p>
          </table:table-cell>
          <table:table-cell table:style-name="ce22" office:value-type="string" table:number-columns-spanned="2" table:number-rows-spanned="1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-2-22</text:p>
          </table:table-cell>
          <table:table-cell table:style-name="ce19" office:value-type="string">
            <text:p>cái tầng này là rộng. / cái bức tường đó là cao. / cái xô này là nặng. / mang một mình. / một mình. / mang dến. / mang theo một cái xô. / tự xách một cái thùng.</text:p>
          </table:table-cell>
          <table:table-cell table:style-name="ce22" office:value-type="string" table:number-columns-spanned="2" table:number-rows-spanned="1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만. (2) 마사지 뒤 미케를 올리고 페이스트를 주려고했을 때, 건너편 아파트 사람이 도로를 건너, 고원의 남쪽 입출구를 통해, 공원 내부에 들어왔다. &lt;2&gt; 나에게 먹이주기를 중지시키를 위해 경고하러 왔다라고 생각해, 미케를 떠나, 옹벽에서 떨어졌다. &lt;3&gt; 이 사람은, 보고 있으면, 입출구를 들어가 자마자 위치에서 뭔가를 던졌다. &lt;4&gt; 그리고, 이 사람은 아파트로 돌아갔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rugi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skala jest arabska. Lub, perski. &lt;2&gt; Pod względem[terms wysokości[height, sekwencja to, 1-2-4-5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metody ćwiczenia. &lt;1&gt; dla dźwięków `kan`-u. &lt;2&gt; na przykład, na dziurze szóstej. Wydmuchasz notę, i, ciągle[keep dmuchasz przez chwilę, zachowując[keep kształt warg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ن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second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دوم ماه مرداد، هفته سوم، ماه هشتم. </text:p>
          </table:table-cell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اليابان وكوريا توقعان معاهدة. / ضم كوريا من قبل اليابان.</text:p>
          </table:table-cell>
          <table:table-cell table:style-name="ce22" office:value-type="string">
            <text:p>jaabaan / tawaqi'AAni[sign / muwaa'hadata[treaty / d^anma[annexation / qibali</text:p>
          </table:table-cell>
          <table:table-cell table:style-name="ce22" office:value-type="string">
            <text:p>japan and korea sign a treaty.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дифференцируемая и непрерывная. &lt;2&gt; возможно, что определенная функция есть непрерывная, но не дифференцируемая. &lt;3&gt; С другой стороны, есль функция есть дифференцируемая, то также, есть непрерывная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4T09:46:22">
            <text:p>0824</text:p>
          </table:table-cell>
          <table:table-cell table:style-name="ce9" office:value-type="string">
            <text:p>kh-1-111</text:p>
          </table:table-cell>
          <table:table-cell table:style-name="ce19"/>
          <table:table-cell table:style-name="ce22" office:value-type="string" table:number-columns-spanned="2" table:number-rows-spanned="1">
            <text:p>injury / pain / you have pain / you got injured</text:p>
          </table:table-cell>
          <table:covered-table-cell table:style-name="ce22" office:value-type="string">
            <text:p>injury / pain / you have pain / you got injured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c : <text:a xlink:href="https://youtu.be/K8mbMJ4S-RU?t=82">https://youtu.be/K8mbMJ4S-RU?t=82</text:a></text:p>
            <text:p>d : <text:a xlink:href="https://youtu.be/K8mbMJ4S-RU?t=150">https://youtu.be/K8mbMJ4S-RU?t=150</text:a></text:p>
            <text:p>dl : <text:a xlink:href="https://youtu.be/K8mbMJ4S-RU?t=184">https://youtu.be/K8mbMJ4S-RU?t=184</text:a></text:p>
          </table:table-cell>
          <table:table-cell table:style-name="ce22" office:value-type="string" table:number-columns-spanned="2" table:number-rows-spanned="1">
            <text:p>n : <text:a xlink:href="https://youtu.be/K8mbMJ4S-RU?t=247">https://youtu.be/K8mbMJ4S-RU?t=247</text:a>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하고 내려. (2) 마사지. 손가락으로 `고리 고리 자사지` (혹은, `진동 마사지`). &lt;2&gt; 크로도 고개를 좀 갸웃하고, 기분 좋다 처럼 보인다. (3) 어제는 마사지 뒤 크로는 스스로 돌아갔다. &lt;2&gt; 크로를 언제나처럼 안아하려고 했으면, 앞으로 가서버린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oniedziałek, dwudziesty trzeci sierpnia, czwarty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podobna do europejskiej muzyki. &lt;2&gt; nagrałem na wideo. &lt;3&gt; kiedy nagram na wideo, zawsze czuję, że najlepsza gra, to przychodzi kiedy nie na wideo. &lt;4&gt; nagrając na wideo, zawsze czuję, `nie. nie to.`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لث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third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دوشنبه بود، بيست و سوم ماه مرداد، هفته س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есль функция есть дифференци'руемая в прпомежуток (а,b) и непрерывная в [а,b], точка с существует в [а,b]. (2) как доказа'ть?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5">
          <table:table-cell table:style-name="ce3"/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dziś w historii : (1) W roku 1944 w kalendarzu gregoriańskim, Niemec i związek sowiecki podpisali traktat, który stanowi, że żaden z tych dwóch krajów nie najeżdża drugiego. &lt;2&gt; Osoby, które podpisali, to ministrowie tych dwóch krajów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2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5T16:28:55.67">
            <text:p>0825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bạn có thể làm việc trong tuần này không? / nghỉ ngơi. tôi sẽ nghỉ ngơi. / trong tuần tới, bạn sẽ có một ngày nghỉ không? / trong tuần trước, bạn đã có một <text:s/>ngày nghỉ không? / lịch trình. kế hoạch của bạn cho tháng này, nó là gì?</text:p>
          </table:table-cell>
          <table:table-cell table:style-name="ce22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5">
          <table:table-cell table:style-name="ce3"/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기억은 확실하지 않지만, 미케만 올렸다. &lt;2&gt; 크로는 스스로. (2) 도착했을 때의 먼저의 `강한 포옹`. 이 때 최근까지 마케는 포옹할 동안, 나를 보지 않는다. &lt;2&gt; 내가 마케의 눈을 보려고 하면, 눈을 빗나가게한다. &lt;3&gt; 어제는 빗나가게하지 않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dwudziesty czwarty sierpnia, trzeci tydzień, ósm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Rozpoczęli[started Pierwsze Powstanie Śląskie w roku 1919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6T09:28:06.32">
            <text:p>0826</text:p>
          </table:table-cell>
          <table:table-cell table:style-name="ce9" office:value-type="string">
            <text:p>kh-1-112</text:p>
          </table:table-cell>
          <table:table-cell table:style-name="ce19"/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6">
          <table:table-cell table:style-name="ce3"/>
          <table:table-cell table:style-name="ce3" table:formula="of:=[.B37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21" office:value-type="string">
            <text:p><text:span text:style-name="T1">ndl : </text:span><text:span text:style-name="T1"><text:a xlink:href="https://youtu.be/K8mbMJ4S-RU?t=247">https://youtu.be/K8mbMJ4S-RU?t=247</text:a></text:span></text:p>
            <text:p><text:span text:style-name="T1">f : </text:span><text:span text:style-name="T1"><text:a xlink:href="https://youtu.be/K8mbMJ4S-RU?t=317">https://youtu.be/K8mbMJ4S-RU?t=317</text:a></text:span></text:p>
            <text:p><text:span text:style-name="T1">mf : </text:span><text:span text:style-name="T1"><text:a xlink:href="https://youtu.be/K8mbMJ4S-RU?t=343">https://youtu.be/K8mbMJ4S-RU?t=343</text:a></text:span></text:p>
            <text:p><text:span text:style-name="T1">g : </text:span><text:span text:style-name="T1"><text:a xlink:href="https://youtu.be/K8mbMJ4S-RU?t=378">https://youtu.be/K8mbMJ4S-RU?t=378</text:a></text:span></text:p>
          </table:table-cell>
          <table:table-cell table:style-name="ce22" office:value-type="string" table:number-columns-spanned="2" table:number-rows-spanned="1">
            <text:p>n : <text:a xlink:href="https://youtu.be/K8mbMJ4S-RU?t=405">https://youtu.be/K8mbMJ4S-RU?t=405</text:a>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8">
          <table:table-cell table:style-name="ce3"/>
          <table:table-cell table:style-name="ce3" table:formula="of:=[.B3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먼저 미케만. (2) 고체를 주는 무렵이 되어, 문득 돌출 방향을 보면, 크로가 있다. &lt;2&gt; 이 쪽을 보고 있다. (3) 미케에게 고체를 준다. (미케는 아직 페이스트를 먹고 있었다) &lt;2&gt; 크로는 미케의 뒤를 통해서, 옹벽에서 내려온다. &lt;3&gt; 마사지. &lt;4&gt; 잠시 후 미케도 내려왔다. (4) 미케는 마사지는 그렇게는 하지 않고, 나머지는 지상에 누워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/>
          <table:table-cell table:style-name="ce3" table:formula="of:=[.B3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5) 옹벽에 돌아갔던 후, 나는 먼저 크로에게는 고체를 주었다. &lt;2&gt; 그러자, 크로는 그 고체는 먹지 않고, 멍한 얼굴로 다만 나를 보고 있다. &lt;3&gt; 그래서, 나는 또 다른 봉지를 꺼내, 크로에게 절반을 주었다. 나머지 절반은 미케에게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40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dwudziesty piąt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8">
          <table:table-cell table:style-name="ce3"/>
          <table:table-cell table:style-name="ce3" table:formula="of:=[.B41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Bitwa Warszawska, to zakończyła się. Rok 1920.</text:p>
            <text:p>Sun-wen i inni utworzyli Partię Nacjonalistyczną w roku 1912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/>
          <table:table-cell table:style-name="ce3" table:formula="of:=[.B4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shino : (1) znowu `kan`. &lt;2&gt; na dziurze aż do siódmego. (2) dźwięki `dai-kan`-u. &lt;2&gt; Na dziurze pierwszego, to wychodził jaśne. &lt;3&gt; strarałem na dziurzach od trzeciego do piątego. Nie jaśne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9">
          <table:table-cell table:style-name="ce3"/>
          <table:table-cell table:style-name="ce3" table:formula="of:=[.B43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خميس، الخامس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thursday, the twenty-fif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0">
          <table:table-cell table:style-name="ce3"/>
          <table:table-cell table:style-name="ce3" table:formula="of:=[.B44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پنجشنبه بود، بيست و پنجم ماه مرداد، هفته د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7">
          <table:table-cell table:style-name="ce3"/>
          <table:table-cell table:style-name="ce3" table:formula="of:=[.B45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الوكالة اليهودية وألماني النازية. / اتفاقية هعفراه (1933)</text:p>
          </table:table-cell>
          <table:table-cell table:style-name="ce23" office:value-type="string">
            <text:p>al'wikaalatu'l'yahuudiy'yatu[agency-jewish / almaaniiyun naazijatu / itifaaqiyatun[agreement / haAfaraahu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9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8T15:15:26.65">
            <text:p>0828</text:p>
          </table:table-cell>
          <table:table-cell table:style-name="ce9" office:value-type="string">
            <text:p>v-1-97</text:p>
          </table:table-cell>
          <table:table-cell table:style-name="ce20" office:value-type="string">
            <text:p>chấn thương. / vết trầy. vết thương. tôi bị thương. / điều trị. cho phép. đối xử. lau đi. lau đi vết thương. / đánh. khăn tắm. đắp khăn. đắp khăn lên vết thương.</text:p>
          </table:table-cell>
          <table:table-cell table:style-name="ce23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3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8">
          <table:table-cell table:style-name="ce3"/>
          <table:table-cell table:style-name="ce3" table:formula="of:=[.B47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히기 내리기. &lt;2&gt; 그로는 돌출 근처에 머물면서 그 이상은 나오지 않다. &lt;3&gt; 미케를 순간 마사지 한 후 크로를 안아하고 내렸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48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dwudziesty siódm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8">
          <table:table-cell table:style-name="ce3"/>
          <table:table-cell table:style-name="ce3" table:formula="of:=[.B49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nie zagrałem. &lt;1&gt; Poszedłem do pracy. &lt;2&gt; kiedy wróciłem do domu, było już pięć minut przed siódmą godziną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9">
          <table:table-cell table:style-name="ce3"/>
          <table:table-cell table:style-name="ce3" table:formula="of:=[.B5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جمعة، السابع عشرين من آب، الأسبوع الثالث، الشهر الثامن.</text:p>
          </table:table-cell>
          <table:table-cell table:style-name="ce23"/>
          <table:table-cell table:style-name="ce23" office:value-type="string">
            <text:p>it was friday, the twenty-seven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0">
          <table:table-cell table:style-name="ce3"/>
          <table:table-cell table:style-name="ce3" table:formula="of:=[.B51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جمعه بود، بيست و هفتم ماه مرداد، هفته س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8">
          <table:table-cell table:style-name="ce3"/>
          <table:table-cell table:style-name="ce3" table:formula="of:=[.B5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20" office:value-type="string" table:number-columns-spanned="3" table:number-rows-spanned="1">
            <text:p>W japonii, został sformułowany Kodeks Joei, w roku 1232 w kalendarzu gregoriańskim, przez Yasutoki Hojo, który był wówczas Shikkeniem, który jest osobą, który wykonywuje władzę w imieniu Shogun-a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53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двадцать седьмо'й день Варшавского восста'ния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 office:value-type="date" office:date-value="2021-08-29T08:48:56.43">
            <text:p>0829</text:p>
          </table:table-cell>
          <table:table-cell table:style-name="ce9" office:value-type="string">
            <text:p>kh-1-111</text:p>
          </table:table-cell>
          <table:table-cell table:style-name="ce20"/>
          <table:table-cell table:style-name="ce23" table:number-columns-spanned="2" table:number-rows-spanned="1"/>
          <table:covered-table-cell table:style-name="ce23" office:value-type="string">
            <text:p>injury / pain / you have pain / you got injured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9">
          <table:table-cell table:style-name="ce3" table:number-columns-repeated="2"/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공원 상황. &lt;1&gt; 가족동반들이 많이 있었다. 불꽃놀이를 하고있다. &lt;2&gt; 큰 소리를 내는 종류도 사용하고있다. &lt;3&gt; 연기가 자욱하고있다. &lt;4&gt; 도로를 넘어, 아파트 부지로 흘러 들어있다. &lt;5&gt; 사간은 7시 40분경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30">
          <table:table-cell table:style-name="ce3" table:number-columns-repeated="2"/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(2) 크로는 먼저 없어, 미케에게 페이스트를 준 후 나머지 절반도 주려고 했었던 때 남쪽 보도에서 들어왔다. &lt;2&gt; 안아하고 옹벽에 올렸다. (3) 먹은 후 크로는 지상에 내려오고 버린다. &lt;2&gt; 잠시 후 미케도. &lt;3&gt; 미케는 내가 잡고 옹벽에 올리려고 했을 때, 지상에 누워 버린다. &lt;4&gt; 마지막으로는 보도에 나와 버렸다. &lt;5&gt; 차도상에 누워 버린다. 내가 공원에서 나왔을 때, 도로의 반대편으로 가서 버란다. 모습은 이제 보이지 않는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a sobota, dwudziesty ósm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0">
          <table:table-cell table:style-name="ce3" table:number-columns-repeated="2"/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Kompozycja. &lt;1&gt; Dekoracja melodii, to punkt, na którym się skupiałem. (2) dźwięk `kan`-u. Dziury piąty i szósty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ثامن عشرين آب، </text:p>
          </table:table-cell>
          <table:table-cell table:style-name="ce23"/>
          <table:table-cell table:style-name="ce23" office:value-type="string">
            <text:p>it was saturday, the twenty-eigh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0">
          <table:table-cell table:style-name="ce3" table:number-columns-repeated="2"/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هشتم ماه مرداد، هفته د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8">
          <table:table-cell table:style-name="ce3" table:number-columns-repeated="2"/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wiedza : szereg harmoniczny. &lt;1&gt; każdy wyraz jest jak poniżej : 1/k, tutaj, k jest zmienna, która przyjmuje wartości od jeden do nieskończoności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 table:number-rows-repeated="7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29T10:13:41.56">
            <text:p>0829 <text:s/>101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8-29T10:13:41.56">
            <text:p>0829 <text:s/>1013</text:p>
          </table:table-cell>
          <table:table-cell table:style-name="ce7" table:formula="of:=NOW()" office:value-type="date" office:date-value="2021-08-29T10:13:41.56">
            <text:p>0829 <text:s/>101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8-29T10:13:41.56">
            <text:p>0829 <text:s/>1013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11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9">2021/08/29</text:date>, <text:time>10:22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8-29T10:22:34.48</dc:date>
    <dc:creator>iwabuchi ken</dc:creator>
    <meta:editing-duration>P6DT20H9M30S</meta:editing-duration>
    <meta:editing-cycles>1012</meta:editing-cycles>
    <meta:generator>OpenOffice/4.1.3$Win32 OpenOffice.org_project/413m1$Build-9783</meta:generator>
    <meta:document-statistic meta:table-count="2" meta:cell-count="1096" meta:object-count="0"/>
  </office:meta>
</office:document-meta>
</file>